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l" fo:country="GR"/>
    </style:style>
    <style:style style:name="P2" style:parent-style-name="ListParagraph" style:list-style-name="LFO1" style:family="paragraph">
      <style:text-properties fo:language="el" fo:country="GR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n" fo:country="US"/>
    </style:style>
    <style:style style:name="P6" style:parent-style-name="ListParagraph" style:list-style-name="LFO1" style:family="paragraph">
      <style:text-properties fo:language="el" fo:country="GR"/>
    </style:style>
    <style:style style:name="P7" style:parent-style-name="ListParagraph" style:family="paragraph">
      <style:paragraph-properties fo:margin-left="0.25in">
        <style:tab-stops/>
      </style:paragraph-properties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l" fo:country="GR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fo:language="el" fo:country="GR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l" fo:country="GR"/>
    </style:style>
    <style:style style:name="T15" style:parent-style-name="DefaultParagraphFont" style:family="text">
      <style:text-properties fo:language="el" fo:country="GR"/>
    </style:style>
    <style:style style:name="P16" style:parent-style-name="ListParagraph" style:list-style-name="LFO2" style:family="paragraph"/>
    <style:style style:name="T17" style:parent-style-name="DefaultParagraphFont" style:family="text">
      <style:text-properties fo:language="el" fo:country="GR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l" fo:country="GR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l" fo:country="GR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l" fo:country="GR"/>
    </style:style>
    <style:style style:name="P24" style:parent-style-name="ListParagraph" style:list-style-name="LFO2" style:family="paragraph"/>
    <style:style style:name="T25" style:parent-style-name="DefaultParagraphFont" style:family="text">
      <style:text-properties fo:language="el" fo:country="GR"/>
    </style:style>
  </office:automatic-styles>
  <office:body>
    <office:text text:use-soft-page-breaks="true">
      <text:p text:style-name="P1">Άσκηση 1</text:p>
      <text:list text:style-name="LFO1" text:continue-numbering="true">
        <text:list-item>
          <text:p text:style-name="P2">Για 10 γραμμές</text:p>
          <text:list text:continue-numbering="true">
            <text:list-item>
              <text:p text:style-name="P3"><text:span text:style-name="T4">Εκτύπωσε τη γραμμή<text:s/></text:span><text:span text:style-name="T5">n</text:span></text:p>
            </text:list-item>
            <text:list-item>
              <text:p text:style-name="P6">Πήγαινε στην επόμενη γραμμή</text:p>
            </text:list-item>
          </text:list>
        </text:list-item>
      </text:list>
      <text:p text:style-name="P7"/>
      <text:p text:style-name="Normal"><text:span text:style-name="T8">Συνάρτηση «Εκτύπωσε τη γραμμή<text:s/></text:span><text:span text:style-name="T9">n</text:span><text:span text:style-name="T10">»:</text:span></text:p>
      <text:list text:style-name="LFO2" text:continue-numbering="true">
        <text:list-item>
          <text:p text:style-name="P11"><text:span text:style-name="T12">Για τη στήλη<text:s/></text:span><text:span text:style-name="T13">i</text:span><text:span text:style-name="T14"><text:s/></text:span><text:span text:style-name="T15">από 0 μέχρι 10</text:span></text:p>
          <text:list text:continue-numbering="true">
            <text:list-item>
              <text:p text:style-name="P16"><text:span text:style-name="T17">Γράψε «</text:span><text:span text:style-name="T18">10</text:span><text:span text:style-name="T19">*</text:span><text:span text:style-name="T20">i</text:span><text:span text:style-name="T21">+</text:span><text:span text:style-name="T22">n</text:span><text:span text:style-name="T23">»</text:span></text:p>
            </text:list-item>
            <text:list-item>
              <text:p text:style-name="P24"><text:span text:style-name="T25">Πήγαινε στην επόμενη στήλη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ID</meta:initial-creator>
    <dc:creator>CEID</dc:creator>
    <meta:creation-date>2025-11-12T13:45:00Z</meta:creation-date>
    <dc:date>2025-11-12T13:53:00Z</dc:date>
    <meta:template xlink:href="Normal.dotm" xlink:type="simple"/>
    <meta:editing-cycles>1</meta:editing-cycles>
    <meta:editing-duration>PT480S</meta:editing-duration>
    <meta:document-statistic meta:page-count="1" meta:paragraph-count="1" meta:word-count="26" meta:character-count="179" meta:row-count="1" meta:non-whitespace-character-count="154"/>
  </office:meta>
</office:document-meta>
</file>